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75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28.6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11">
      <style:table-cell-properties fo:background-color="#99ff99"/>
      <style:text-properties fo:font-size="14pt" style:font-size-asian="14pt" style:font-size-complex="14pt"/>
    </style:style>
    <style:style style:name="ce4" style:family="table-cell" style:parent-style-name="Default" style:data-style-name="N11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Cris WER</text:p>
          </table:table-cell>
          <table:table-cell table:style-name="ce1" office:value-type="string" calcext:value-type="string">
            <text:p>Older STT WER</text:p>
          </table:table-cell>
          <table:table-cell table:style-name="ce1" office:value-type="string" calcext:value-type="string">
            <text:p>Differenc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dkZ6L8LMHX8</text:p>
          </table:table-cell>
          <table:table-cell table:style-name="ce3" office:value-type="percentage" office:value="0.2275" calcext:value-type="percentage">
            <text:p>22.75%</text:p>
          </table:table-cell>
          <table:table-cell table:style-name="ce4" office:value-type="percentage" office:value="0.3184" calcext:value-type="percentage">
            <text:p>31.84%</text:p>
          </table:table-cell>
          <table:table-cell table:formula="of:=31.84-22.75" office:value-type="float" office:value="9.09" calcext:value-type="float">
            <text:p>9.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v2fpJ8Q8s</text:p>
          </table:table-cell>
          <table:table-cell table:style-name="ce3" office:value-type="percentage" office:value="0.3093" calcext:value-type="percentage">
            <text:p>30.93%</text:p>
          </table:table-cell>
          <table:table-cell table:style-name="ce4" office:value-type="percentage" office:value="0.538" calcext:value-type="percentage">
            <text:p>53.80%</text:p>
          </table:table-cell>
          <table:table-cell table:formula="of:=53.8-30.93" office:value-type="float" office:value="22.87" calcext:value-type="float">
            <text:p>22.87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55:36.167666093</meta:creation-date>
    <dc:date>2018-01-18T21:07:57.861161414</dc:date>
    <meta:editing-duration>PT3H52M1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